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Andale Sans UI" svg:font-family="Andale Sans UI"/>
    <style:font-face style:font-family-generic="swiss" style:font-pitch="variable" style:name="Tahoma" svg:font-family="Tahoma" svg:panose-1="2 11 6 4 3 5 4 4 2 4"/>
    <style:font-face style:font-family-generic="swiss" style:font-pitch="variable" style:name="Arial" svg:font-family="Arial" svg:panose-1="2 11 6 4 2 2 2 2 2 4"/>
    <style:font-face style:font-family-generic="swiss" style:font-pitch="variable" style:name="Aptos Display" svg:font-family="Aptos Display"/>
    <style:font-face style:font-family-generic="swiss" style:font-pitch="variable" style:name="Aptos" svg:font-family="Aptos"/>
  </office:font-face-decls>
  <office:automatic-styles>
    <style:style style:family="paragraph" style:master-page-name="MP0" style:name="P1" style:parent-style-name="Header">
      <style:paragraph-properties fo:break-before="page"/>
    </style:style>
    <style:style style:family="paragraph" style:name="P2" style:parent-style-name="Header">
      <style:text-properties fo:country="US" fo:language="en"/>
    </style:style>
  </office:automatic-styles>
  <office:body>
    <office:text text:use-soft-page-breaks="true">
      <text:p text:style-name="P1"><text:text-input text:description="import">[import block_2.odt]</text:text-input></text:p>
      <text:p text:style-name="Header"><text:bookmark-start text:name="OLE_LINK1"/><text:bookmark-start text:name="OLE_LINK2"/><text:text-input text:description="import">[import block_2.odt]</text:text-input><text:bookmark-end text:name="OLE_LINK1"/></text:p>
      <text:p text:style-name="Header"><text:bookmark-end text:name="OLE_LINK2"/><text:text-input text:description="import">[import block_1.odt]</text:text-input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<text:text-input text:description="[import uni_ee_header.odt]"/><text:text-input text:description="import">[import footer_1.odt]</text:text-input></text:p>
      </style:header>
      <style:footer>
        <text:p text:style-name="Header"><text:text-input text:description="import">[import header_1.odt]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ogers, Marina</dc:creator>
    <meta:creation-date>2009-04-16T11:32:00Z</meta:creation-date>
    <dc:date>2025-02-13T16:43:00Z</dc:date>
    <meta:template xlink:href="Normal" xlink:type="simple"/>
    <meta:editing-cycles>7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8" meta:character-count="125" meta:row-count="1" meta:non-whitespace-character-count="108"/>
  </office:meta>
</office:document-meta>
</file>